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8" table:number-columns-repeated="6"/>
          <table:table-cell table:style-name="ce3" office:value-type="string" calcext:value-type="string">
            <text:p>iDoNotNeedAnyHelp71</text:p>
          </table:table-cell>
          <table:table-cell table:style-name="ce18" table:number-columns-repeated="6"/>
          <table:table-cell table:style-name="ce3" office:value-type="string" calcext:value-type="string">
            <text:p>noneOtherThanFood70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20" office:value-type="string" calcext:value-type="string">
            <text:p>line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8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20" office:value-type="string" calcext:value-type="string">
            <text:p>phas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8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20" office:value-type="string" calcext:value-type="string">
            <text:p>start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8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gym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49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pay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49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art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49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iffin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0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nteen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0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om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0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ourse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0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o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0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omplex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0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ashion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0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professio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0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cast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0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trance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0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assistance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0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box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0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race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0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source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0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file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0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tool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0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style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0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map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0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mart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0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manag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0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score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0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prize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0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service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0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account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0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app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0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basic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0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sequence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0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trad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0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toll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0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tes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0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slash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0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book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0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grey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0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edition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0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brochure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0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hall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0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cit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0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glossary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0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help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0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sport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0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chart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0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seal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0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lock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0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clock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0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oath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0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origin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0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reason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0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brush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0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swap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0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enlist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0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model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0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strategy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0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interest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0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tactic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0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holiday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0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0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focus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0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default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0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pension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0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triangle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0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fork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0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axis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0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delta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0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traffic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0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view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0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bet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0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atlas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0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future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0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excis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0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nibble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0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shad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0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icon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0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gain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1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asset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1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sketch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1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4" office:value-type="string" calcext:value-type="string">
            <text:p>ball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2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4" office:value-type="string" calcext:value-type="string">
            <text:p>bat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2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4" office:value-type="string" calcext:value-type="string">
            <text:p>wicket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2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8"/>
          <table:table-cell table:style-name="ce18" table:number-columns-repeated="6"/>
          <table:table-cell table:style-name="ce11"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26" table:number-columns-repeated="2"/>
          <table:table-cell table:style-name="ce46" table:number-columns-repeated="2"/>
          <table:table-cell table:style-name="ce11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46" table:number-columns-repeated="4"/>
          <table:table-cell table:style-name="ce11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26"/>
          <table:table-cell table:style-name="ce11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26"/>
          <table:table-cell table:style-name="ce11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11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4" office:value-type="string" calcext:value-type="string">
            <text:p>yet</text:p>
          </table:table-cell>
          <table:table-cell table:style-name="ce26"/>
          <table:table-cell table:style-name="ce11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4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1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edyPacket42" style:display-name="PageStyle_needyPacket4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